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755" calcext:value-type="float">
            <text:p>-0.175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1831" calcext:value-type="float">
            <text:p>0.1831</text:p>
          </table:table-cell>
          <table:table-cell office:value-type="float" office:value="-0.0915" calcext:value-type="float">
            <text:p>-0.0915</text:p>
          </table:table-cell>
          <table:table-cell office:value-type="float" office:value="0.1831" calcext:value-type="float">
            <text:p>0.183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816" calcext:value-type="float">
            <text:p>0.0816</text:p>
          </table:table-cell>
          <table:table-cell office:value-type="float" office:value="-0.1715" calcext:value-type="float">
            <text:p>-0.171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946" calcext:value-type="float">
            <text:p>0.1946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525" calcext:value-type="float">
            <text:p>0.152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816" calcext:value-type="float">
            <text:p>0.0816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816" calcext:value-type="float">
            <text:p>0.0816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061" calcext:value-type="float">
            <text:p>0.061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1" calcext:value-type="float">
            <text:p>0.24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91" calcext:value-type="float">
            <text:p>0.0991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831" calcext:value-type="float">
            <text:p>0.183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1831" calcext:value-type="float">
            <text:p>0.1831</text:p>
          </table:table-cell>
          <table:table-cell table:number-columns-repeated="2" office:value-type="float" office:value="0.122" calcext:value-type="float">
            <text:p>0.122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755" calcext:value-type="float">
            <text:p>-0.175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831" calcext:value-type="float">
            <text:p>0.183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3" office:value-type="float" office:value="0.0915" calcext:value-type="float">
            <text:p>0.0915</text:p>
          </table:table-cell>
          <table:table-cell/>
          <table:table-cell office:value-type="float" office:value="-0.1755" calcext:value-type="float">
            <text:p>-0.175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22" calcext:value-type="float">
            <text:p>-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table:number-columns-repeated="2"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3051" calcext:value-type="float">
            <text:p>0.3051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22" calcext:value-type="float">
            <text:p>0.122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table:number-columns-repeated="3"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number-columns-repeated="2"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7.7209" calcext:value-type="float">
            <text:p>7.7209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2136" calcext:value-type="float">
            <text:p>0.2136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946" calcext:value-type="float">
            <text:p>0.1946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441" calcext:value-type="float">
            <text:p>0.2441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table:number-columns-repeated="2"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7.8315" calcext:value-type="float">
            <text:p>-7.8315</text:p>
          </table:table-cell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number-columns-repeated="2"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1014" calcext:value-type="float">
            <text:p>-0.1014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685" calcext:value-type="float">
            <text:p>0.068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/>
          <table:table-cell office:value-type="float" office:value="0.0685" calcext:value-type="float">
            <text:p>0.068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1426" calcext:value-type="float">
            <text:p>0.1426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1755" calcext:value-type="float">
            <text:p>-0.175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table:number-columns-repeated="2" office:value-type="float" office:value="0.1831" calcext:value-type="float">
            <text:p>0.183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3" office:value-type="float" office:value="0.122" calcext:value-type="float">
            <text:p>0.122</text:p>
          </table:table-cell>
          <table:table-cell/>
          <table:table-cell office:value-type="float" office:value="0.0685" calcext:value-type="float">
            <text:p>0.068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2235" calcext:value-type="float">
            <text:p>-0.223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0685" calcext:value-type="float">
            <text:p>0.068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122" calcext:value-type="float">
            <text:p>0.122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641" calcext:value-type="float">
            <text:p>0.1641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1946" calcext:value-type="float">
            <text:p>0.1946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1625" calcext:value-type="float">
            <text:p>-0.162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7.7819" calcext:value-type="float">
            <text:p>7.7819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525" calcext:value-type="float">
            <text:p>0.152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-0.145" calcext:value-type="float">
            <text:p>-0.145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84" calcext:value-type="float">
            <text:p>-0.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-0.0229" calcext:value-type="float">
            <text:p>-0.022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534" calcext:value-type="float">
            <text:p>-0.0534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305" calcext:value-type="float">
            <text:p>0.0305</text:p>
          </table:table-cell>
          <table:table-cell/>
          <table:table-cell table:formula="of:=AVERAGE([.E1:.E219])" office:value-type="float" office:value="-0.0515095890410957" calcext:value-type="float">
            <text:p>-0.051509589041096</text:p>
          </table:table-cell>
          <table:table-cell table:formula="of:=AVERAGE([.F1:.F219])" office:value-type="float" office:value="0.0141675799086758" calcext:value-type="float">
            <text:p>0.014167579908676</text:p>
          </table:table-cell>
          <table:table-cell table:formula="of:=AVERAGE([.G1:.G219])" office:value-type="float" office:value="0.0290333333333332" calcext:value-type="float">
            <text:p>0.029033333333333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-0.122" calcext:value-type="float">
            <text:p>-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122" calcext:value-type="float">
            <text:p>-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441" calcext:value-type="float">
            <text:p>0.244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305" calcext:value-type="float">
            <text:p>0.030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7.8125" calcext:value-type="float">
            <text:p>-7.81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table:number-columns-repeated="2"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122" calcext:value-type="float">
            <text:p>-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122" calcext:value-type="float">
            <text:p>-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2441" calcext:value-type="float">
            <text:p>0.244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1831" calcext:value-type="float">
            <text:p>0.1831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831" calcext:value-type="float">
            <text:p>0.183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7.7819" calcext:value-type="float">
            <text:p>7.7819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7.7819" calcext:value-type="float">
            <text:p>7.7819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office:value-type="float" office:value="-7.8125" calcext:value-type="float">
            <text:p>-7.81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122" calcext:value-type="float">
            <text:p>-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table:number-columns-repeated="2" office:value-type="float" office:value="0.2136" calcext:value-type="float">
            <text:p>0.2136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1831" calcext:value-type="float">
            <text:p>0.183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-7.8125" calcext:value-type="float">
            <text:p>-7.812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831" calcext:value-type="float">
            <text:p>0.1831</text:p>
          </table:table-cell>
          <table:table-cell office:value-type="float" office:value="0.2136" calcext:value-type="float">
            <text:p>0.2136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1" calcext:value-type="float">
            <text:p>0.24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525" calcext:value-type="float">
            <text:p>-0.1525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915" calcext:value-type="float">
            <text:p>-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7.7819" calcext:value-type="float">
            <text:p>7.7819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2136" calcext:value-type="float">
            <text:p>0.2136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-7.8125" calcext:value-type="float">
            <text:p>-7.812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122" calcext:value-type="float">
            <text:p>-0.12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7.7819" calcext:value-type="float">
            <text:p>7.7819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-0.061" calcext:value-type="float">
            <text:p>-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table:number-columns-repeated="2"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1525" calcext:value-type="float">
            <text:p>-0.15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table:number-columns-repeated="2"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1" calcext:value-type="float">
            <text:p>0.24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6" calcext:value-type="float">
            <text:p>0.2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-7.8125" calcext:value-type="float">
            <text:p>-7.812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305" calcext:value-type="float">
            <text:p>-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1525" calcext:value-type="float">
            <text:p>0.152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-0.0915" calcext:value-type="float">
            <text:p>-0.09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1" calcext:value-type="float">
            <text:p>0.2441</text:p>
          </table:table-cell>
          <table:table-cell office:value-type="float" office:value="-0.0305" calcext:value-type="float">
            <text:p>-0.0305</text:p>
          </table:table-cell>
          <table:table-cell table:number-columns-repeated="4"/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305" calcext:value-type="float">
            <text:p>0.030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1" calcext:value-type="float">
            <text:p>0.061</text:p>
          </table:table-cell>
          <table:table-cell table:number-columns-repeated="4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0915" calcext:value-type="float">
            <text:p>0.0915</text:p>
          </table:table-cell>
          <table:table-cell table:number-columns-repeated="4"/>
        </table:table-row>
        <table:table-row table:style-name="ro1">
          <table:table-cell table:formula="of:=AVERAGE([.A1:.A846])" office:value-type="float" office:value="0.0839566193853432" calcext:value-type="float">
            <text:p>0.083956619385343</text:p>
          </table:table-cell>
          <table:table-cell table:formula="of:=AVERAGE([.B1:.B846])" office:value-type="float" office:value="0.132154609929079" calcext:value-type="float">
            <text:p>0.132154609929079</text:p>
          </table:table-cell>
          <table:table-cell table:formula="of:=AVERAGE([.C1:.C846])" office:value-type="float" office:value="0.0186187943262411" calcext:value-type="float">
            <text:p>0.0186187943262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0:30:39.273000000</meta:creation-date>
    <dc:date>2017-06-15T00:52:24.509000000</dc:date>
    <meta:editing-duration>PT3M49S</meta:editing-duration>
    <meta:editing-cycles>1</meta:editing-cycles>
    <meta:document-statistic meta:table-count="1" meta:cell-count="3201" meta:object-count="0"/>
    <meta:generator>LibreOffice/5.2.3.3$Windows_x86 LibreOffice_project/d54a8868f08a7b39642414cf2c8ef2f228f780cf</meta:generator>
  </office:meta>
</office:document-meta>
</file>